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oses Angel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34</text:p>
      <text:p text:style-name="P6">Date (derived from Gregorian calendar)<text:tab/>1 July 1874</text:p>
      <text:p text:style-name="P6">Month<text:tab/><text:tab/><text:tab/><text:tab/><text:tab/><text:tab/>July</text:p>
      <text:p text:style-name="P6">Year<text:tab/><text:tab/><text:tab/><text:tab/><text:tab/><text:tab/>1874</text:p>
      <text:p text:style-name="P6">Hebrew Date<text:tab/><text:tab/><text:tab/><text:tab/><text:tab/></text:p>
      <text:p text:style-name="P6">Undated</text:p>
      <text:p text:style-name="P6">City<text:tab/><text:tab/><text:tab/><text:tab/><text:tab/><text:tab/>London</text:p>
      <text:p text:style-name="P6">State<text:tab/><text:tab/><text:tab/><text:tab/><text:tab/><text:tab/><text:tab/><text:tab/><text:tab/></text:p>
      <text:p text:style-name="P6">Country<text:tab/><text:tab/><text:tab/><text:tab/><text:tab/>England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d Mr. Mortais[sic]/</text:span></text:p>
      <text:p text:style-name="P2"><text:span text:style-name="T1">546 5ht Street/</text:span></text:p>
      <text:p text:style-name="P2"><text:span text:style-name="T1"><text:tab/>Philadelphia/</text:span></text:p>
      <text:p text:style-name="P2"><text:span text:style-name="T1"><text:tab/><text:tab/>U. S/</text:span></text:p>
      <text:p text:style-name="P2"><text:span text:style-name="T1"/></text:p>
      <text:p text:style-name="P2"><text:span text:style-name="T1">[Page 1]</text:span></text:p>
      <text:p text:style-name="P3"><text:span text:style-name="T1">Jew's Free School,/</text:span></text:p>
      <text:p text:style-name="P3"><text:span text:style-name="T1">Bell Lane, Spitalfields,/</text:span></text:p>
      <text:p text:style-name="P3"><text:span text:style-name="T1">For an unlimited number of Children. London/</text:span></text:p>
      <text:p text:style-name="P4"><text:span text:style-name="T1">Committee Room./</text:span></text:p>
      <text:p text:style-name="P4"><text:span text:style-name="T1">1</text:span><text:span text:style-name="T2">st</text:span><text:span text:style-name="T1"> July 5634 1874/</text:span></text:p>
      <text:p text:style-name="P2"><text:span text:style-name="T1">Revd &amp; Dear Sir/</text:span></text:p>
      <text:p text:style-name="P2"><text:span text:style-name="T1"><text:tab/>Altho unknown/ to you I rely on our common/ Judaism for permission to trouble/ you to do me a favor. <text:s/>It is,/ that you will give me your/ opinion as to the religious ideas/ orthodoxy &amp; general conduct of/ Mr Abraham Rabbinowitz who/ says that you know him well/ enough to do so./</text:span></text:p>
      <text:p text:style-name="P2"><text:span text:style-name="T1">I shall be grateful for an/ early reply &amp; I am/</text:span></text:p>
      <text:p text:style-name="P2"><text:span text:style-name="T1"><text:tab/>Yours faithfully/</text:span></text:p>
      <text:p text:style-name="P2"><text:span text:style-name="T1"><text:tab/><text:tab/>Moses Angel/</text:span></text:p>
      <text:p text:style-name="P2"><text:span text:style-name="T1">Revd. Mortais[sic]/</text:span></text:p>
      <text:p text:style-name="P2"><text:span text:style-name="T1">546 5</text:span><text:span text:style-name="T2">th</text:span><text:span text:style-name="T1"> Street/</text:span></text:p>
      <text:p text:style-name="P2"><text:span text:style-name="T1"><text:tab/>Philadelphi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1:34:52</meta:creation-date>
    <dc:date>2009-05-19T12:06:26</dc:date>
    <dc:language>en-US</dc:language>
    <meta:editing-cycles>2</meta:editing-cycles>
    <meta:editing-duration>PT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274" meta:character-count="1894"/>
  </office:meta>
</office:document-meta>
</file>